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61.96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5.26mm"/>
    </style:style>
    <style:style style:name="co5" style:family="table-column">
      <style:table-column-properties fo:break-before="auto" style:column-width="1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22.63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4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5" style:family="text">
      <style:text-properties fo:color="#ffff00"/>
    </style:style>
    <style:style style:name="T16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1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3" style:family="text">
      <style:text-properties fo:color="#ffff00" fo:font-weight="bold" style:font-weight-asian="bold" style:font-weight-complex="bold"/>
    </style:style>
    <style:style style:name="T24" style:family="text">
      <style:text-properties fo:color="#ffff00" fo:font-weight="normal" style:font-weight-asian="normal" style:font-weight-complex="normal"/>
    </style:style>
    <style:style style:name="T25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2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30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3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32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3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3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3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3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3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4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4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4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4" style:family="text">
      <style:text-properties fo:color="#ffff00" style:font-name="Mono"/>
    </style:style>
    <style:style style:name="T45" style:family="text">
      <style:text-properties fo:color="#ffff00" style:font-name=""/>
    </style:style>
    <style:style style:name="T46" style:family="text">
      <style:text-properties style:font-name=""/>
    </style:style>
    <style:style style:name="T47" style:family="text">
      <style:text-properties style:font-name="" fo: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Default"/>
        <table:table-column table:style-name="co3" table:default-cell-style-name="ce107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53" office:value-type="string" calcext:value-type="string">
            <text:p>Matéria</text:p>
          </table:table-cell>
          <table:table-cell table:style-name="ce62" office:value-type="string" calcext:value-type="string">
            <text:p>Conteúdo</text:p>
          </table:table-cell>
          <table:table-cell table:style-name="ce23" office:value-type="string" calcext:value-type="string">
            <text:p>Estudo</text:p>
          </table:table-cell>
          <table:table-cell table:style-name="ce31" office:value-type="string" calcext:value-type="string">
            <text:p>Revisão</text:p>
          </table:table-cell>
          <table:table-cell table:style-name="ce62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63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2 Sinônimos e antônimos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3 Sentido próprio e figurado das palavras<text:span text:style-name="T4"> (denotativo ou conotativ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4 Pontuação <text:span text:style-name="T4">(Quando usar e não usar a vírgula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5 Classes de palavras.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4" office:value-type="string" calcext:value-type="string">
            <text:p>6 Concordância nominal e verbal.<text:span text:style-name="T4"> (flexão de gênero, número e/ou pessoa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8  Colocação pronominal<text:span text:style-name="T4"> (próclise, ênclise e mesóclise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4" office:value-type="string" calcext:value-type="string">
            <text:p>9 Crase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5" office:value-type="string" calcext:value-type="string">
            <text:p>Adição, subtração, multiplicação, divisão, potenciação ou radiciação com números racionais.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2">
          <table:covered-table-cell table:style-name="ce56"/>
          <table:table-cell table:style-name="ce65" office:value-type="string" calcext:value-type="string">
            <text:p>Representações fracionária ou decimal.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2">
          <table:covered-table-cell table:style-name="ce56"/>
          <table:table-cell table:style-name="ce65" office:value-type="string" calcext:value-type="string">
            <text:p>Mínimo múltiplo comum (MMC)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Máximo divisor comum (MDC)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2">
          <table:covered-table-cell table:style-name="ce56"/>
          <table:table-cell table:style-name="ce65" office:value-type="string" calcext:value-type="string">
            <text:p>Porcentagem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Razão e proporção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Regra de três simples ou composta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Sistema de equações do 1º grau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Equações do 2º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Grandezas e medidas – quantidade, tempo, comprimento, superfície, capacidade e massa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Relação entre grandezas – tabela ou gráfico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Tratamento da informação – média aritmética simples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3"/>
          <table:table-cell table:style-name="ce65" office:value-type="string" calcext:value-type="string">
            <text:p>Noções de Geometria – forma, ângulos, área, perímetro, volume, Teoremas de Pitágoras ou de Tales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table-cell table:style-name="ce57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6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covered-table-cell table:style-name="ce58"/>
          <table:table-cell table:style-name="ce66" office:value-type="string" calcext:value-type="string">
            <text:p>Anúncio remarcando provas publicado dia 30/08. (provavelmente serão questões do primeiro trimestre de 2020)</text:p>
          </table:table-cell>
          <table:table-cell table:style-name="ce89" office:value-type="string" calcext:value-type="string">
            <text:p>OK</text:p>
          </table:table-cell>
          <table:table-cell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67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covered-table-cell table:style-name="ce7"/>
          <table:table-cell table:style-name="ce67" office:value-type="string" calcext:value-type="string">
            <text:p>Estruturas lógicas 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3">
          <table:covered-table-cell table:style-name="ce7"/>
          <table:table-cell table:style-name="ce67" office:value-type="string" calcext:value-type="string">
            <text:p>lógicas de argumentação 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2">
          <table:covered-table-cell table:style-name="ce7"/>
          <table:table-cell table:style-name="ce67" office:value-type="string" calcext:value-type="string">
            <text:p>Diagramas lógicos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2">
          <table:covered-table-cell table:style-name="ce7"/>
          <table:table-cell table:style-name="ce67" office:value-type="string" calcext:value-type="string">
            <text:p>Sequências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2">
          <table:covered-table-cell table:style-name="ce7"/>
          <table:table-cell table:style-name="ce67" office:value-type="string" calcext:value-type="string">
            <text:p>Operação com conjuntos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39">
            <text:p>ESPECÍFICOS</text:p>
          </table:table-cell>
          <table:table-cell table:style-name="ce68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8"/>
          <table:table-cell table:style-name="ce69" office:value-type="string" calcext:value-type="string">
            <text:p>Programação estruturada<text:span text:style-name="T11"> (</text:span><text:span text:style-name="T13">Sequencial, </text:span><text:span text:style-name="T14">Condicionais e Iterações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Modularização <text:span text:style-name="T11">(funções e procedimentos: criados para que se tenha  organização, compreensão, manutenção, reuso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Acoplamento entre módulos e coesão de módulos<text:span text:style-name="T11"> (o ideal é um sistema com</text:span><text:span text:style-name="T12"> Fraco Acoplamento</text:span><text:span text:style-name="T11"> e</text:span><text:span text:style-name="T12"> Alta Coesão</text:span><text:span text:style-name="T11"> para ter boa manutenibilidade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Procedimentos e sub-rotinas 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Programação por eventos<text:span text:style-name="T15"> (mudança de estado, envio de mensagens ao manipular interfaces gráficas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covered-table-cell table:style-name="ce8"/>
          <table:table-cell table:style-name="ce68" office:value-type="string" calcext:value-type="string">
            <text:p><text:span text:style-name="T16">Programação orientada a objetos, classes, objetos, métodos, mensagens, herança, polimorfismo, sobrecarga,</text:span> interfaces e pacotes, tratamento de exceção<text:span text:style-name="T15"> (throw, try catch, finally)</text:span></text:p>
          </table:table-cell>
          <table:table-cell table:style-name="ce102" office:value-type="string" calcext:value-type="string">
            <text:p>OK</text:p>
          </table:table-cell>
          <table:table-cell table:style-name="ce113"/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HTML </text:p>
          </table:table-cell>
          <table:table-cell table:style-name="ce102" office:value-type="string" calcext:value-type="string">
            <text:p>OK</text:p>
          </table:table-cell>
          <table:table-cell table:style-name="ce113"/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XML </text:p>
          </table:table-cell>
          <table:table-cell table:style-name="ce102" office:value-type="string" calcext:value-type="string">
            <text:p>OK</text:p>
          </table:table-cell>
          <table:table-cell table:style-name="ce113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DHTML 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Javascript </text:p>
          </table:table-cell>
          <table:table-cell table:style-name="ce102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C# 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PHP </text:p>
          </table:table-cell>
          <table:table-cell table:style-name="ce102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JSP 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Servlets 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ASP.Net 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8"/>
          <table:table-cell table:style-name="ce19" table:number-columns-repeated="2"/>
          <table:table-cell table:style-name="ce115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<text:span text:style-name="T16">Modelagem UML </text:span><text:span text:style-name="T17">(diagramas </text:span><text:span text:style-name="T18">estruturais</text:span><text:span text:style-name="T19"> e </text:span><text:span text:style-name="T18">comportamentais</text:span><text:span text:style-name="T19">)</text:span><text:span text:style-name="T20"> e E-R</text:span><text:span text:style-name="T21"> (entidade forte ou fraca, cardinalidade dos relacionamentos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style-name="ce103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<text:span text:style-name="T5">Modelagem de Dados </text:span><text:span text:style-name="T22"> (</text:span><text:span text:style-name="T17">tipos de modelos: </text:span>Modelo Conceitual<text:span text:style-name="T15">(DER)</text:span>, Modelo Lógico<text:span text:style-name="T15">(ficha da entidade)</text:span>, Modelo Físico<text:span text:style-name="T15">(identificação dos tipos/restrições)</text:span> </text:p>
          </table:table-cell>
          <table:table-cell table:style-name="ce103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<text:span text:style-name="T16">Modelo entidade relacionamento</text:span><text:span text:style-name="T17"> (MER e sua representação gráfica: DER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Modelo relacional <text:span text:style-name="T15">(dados representados em </text:span><text:span text:style-name="T23">Tabelas</text:span><text:span text:style-name="T24">, [Entidade, atributo e relacionamento], </text:span><text:span text:style-name="T23">chaves primárias </text:span><text:span text:style-name="T24">e </text:span><text:span text:style-name="T23">estrangeiras)</text:span></text:p>
          </table:table-cell>
          <table:table-cell table:style-name="ce103" office:value-type="string" calcext:value-type="string">
            <text:p>OK</text:p>
          </table:table-cell>
          <table:table-cell table:style-name="ce116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Normalização e dependência funcional <text:span text:style-name="T15">(reduzir a redundância de dados para aumentar a integridade e desempenho do BD, criando chaves primárias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2" office:value-type="string" calcext:value-type="string">
            <text:p><text:span text:style-name="T25">Mapeamento E-R para relacional  </text:span><text:span text:style-name="T26">[</text:span><text:span text:style-name="T27">Entidade</text:span><text:span text:style-name="T28"> </text:span><text:span text:style-name="T29">→</text:span><text:span text:style-name="T28"> </text:span><text:span text:style-name="T30">Tabela]    [</text:span><text:span text:style-name="T27">Atributos</text:span><text:span text:style-name="T28"> </text:span><text:span text:style-name="T29">→</text:span><text:span text:style-name="T28"> </text:span><text:span text:style-name="T30">Colunas/campos]    [</text:span><text:span text:style-name="T27">Relacionamento</text:span><text:span text:style-name="T31"> </text:span><text:span text:style-name="T29">→ </text:span><text:span text:style-name="T31">Cardinalidade]</text:span><text:span text:style-name="T32">   </text:span><text:span text:style-name="T33"> </text:span><text:span text:style-name="T34">[Instância</text:span><text:span text:style-name="T35"> </text:span><text:span text:style-name="T36">→</text:span><text:span text:style-name="T37"> </text:span><text:span text:style-name="T38">Linhas/registros/tuplas]</text:span></text:p>
          </table:table-cell>
          <table:table-cell table:style-name="ce104" office:value-type="string" calcext:value-type="string">
            <text:p>OK</text:p>
          </table:table-cell>
          <table:table-cell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Linguagem SQL: Linguagem de definição de dados (DDL), Linguagem de manipulação de dados (DML)</text:p>
          </table:table-cell>
          <table:table-cell table:style-name="ce105" office:value-type="string" calcext:value-type="string">
            <text:p>OK</text:p>
          </table:table-cell>
          <table:table-cell table:style-name="ce116" office:value-type="string" calcext:value-type="string">
            <text:p>capturas de tel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number-columns-repeated="2" table:style-name="ce10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05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8"/>
          <table:table-cell table:style-name="ce68" office:value-type="string" calcext:value-type="string">
            <text:p><text:span text:style-name="T5">Sistemas Gerenciadores de Banco de Dados: tabelas, visões </text:span><text:span text:style-name="T17">(selects armazenados na memória cache)</text:span><text:span text:style-name="T5">, índices</text:span><text:span text:style-name="T17"> (resumo de grandes tabelas)</text:span><text:span text:style-name="T5">, sequências </text:span><text:span text:style-name="T17">(criam um valor para uma chave primária)</text:span><text:span text:style-name="T5">, sinônimos </text:span><text:span text:style-name="T17">(referencia outro esquema de um BD distribuído)</text:span><text:span text:style-name="T5">, restrições </text:span><text:span text:style-name="T17">(regras para garantir a integridade)</text:span><text:span text:style-name="T5">, dicionário de dados</text:span><text:span text:style-name="T17"> (documento de metadados sobre a estrutura do BD)</text:span><text:span text:style-name="T22">, restrições de integridade </text:span><text:span text:style-name="T17">(domínio, referencial, vazio, chave ou definida pelo usuário)</text:span><text:span text:style-name="T5">, constraints</text:span><text:span text:style-name="T17">(de </text:span><text:span text:style-name="T39">TIPOS, NOT NULL, UNIQUE, PK, FK, DEFAULT, CHECK</text:span><text:span text:style-name="T40">)</text:span><text:span text:style-name="T41">, tipos de dados </text:span><text:span text:style-name="T42">(</text:span><text:span text:style-name="T43">int</text:span><text:span text:style-name="T40">, </text:span><text:span text:style-name="T43">char</text:span><text:span text:style-name="T40">, </text:span><text:span text:style-name="T43">varchar</text:span><text:span text:style-name="T40">, </text:span><text:span text:style-name="T43">float</text:span><text:span text:style-name="T40">, </text:span><text:span text:style-name="T44">date</text:span><text:span text:style-name="T45">)</text:span><text:span text:style-name="T46">, SQL, PL/SQL. </text:span><text:span text:style-name="T47">(e seus parâmetros)</text:span></text:p>
          </table:table-cell>
          <table:table-cell table:number-columns-repeated="2" table:style-name="ce10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19" table:number-columns-spanned="3" table:number-rows-spanned="1"/>
          <table:covered-table-cell table:number-columns-repeated="2" table:style-name="ce19"/>
          <table:table-cell table:number-columns-repeated="1020"/>
        </table:table-row>
        <table:table-row table:style-name="ro3">
          <table:covered-table-cell table:style-name="ce8"/>
          <table:table-cell table:style-name="ce73" office:value-type="string" calcext:value-type="string">
            <text:p>Se sobrar tempo, veja: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4" office:value-type="string" calcext:value-type="string">
            <text:p>Scrum, XP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4" office:value-type="string" calcext:value-type="string">
            <text:p>Arquiteturas de componentes: Microsoft COM, .Net, J2EE.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4" office:value-type="string" calcext:value-type="string">
            <text:p>AJAX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4" office:value-type="string" calcext:value-type="string">
            <text:p>CSS </text:p>
          </table:table-cell>
          <table:table-cell table:style-name="ce106" office:value-type="string" calcext:value-type="string">
            <text:p>OK</text:p>
          </table:table-cell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4" office:value-type="string" calcext:value-type="string">
            <text:p>Programação Web: conceitos fundamentais, persistência, camadas e design patterns.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4" office:value-type="string" calcext:value-type="string">
            <text:p>Web services usando REST, SOAP e WebApi: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4" office:value-type="string" calcext:value-type="string">
            <text:p>Procedimentos armazenados ("Stored Procedures") </text:p>
          </table:table-cell>
          <table:table-cell table:style-name="ce106" office:value-type="string" calcext:value-type="string">
            <text:p>OK</text:p>
          </table:table-cell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4" office:value-type="string" calcext:value-type="string">
            <text:p>Gatilhos ("Triggers") <text:span text:style-name="T15">(stored procedure disparado por evento DML)</text:span></text:p>
          </table:table-cell>
          <table:table-cell table:style-name="ce106" office:value-type="string" calcext:value-type="string">
            <text:p>OK</text:p>
          </table:table-cell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4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onteúdo.D2:Conteúdo.D24 Conteúdo.D26:Conteúdo.D31 Conteúdo.C2:Conteúdo.C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D2:Conteúdo.D24 Conteúdo.D26:Conteúdo.D31 Conteúdo.C2:Conteúdo.C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 Conteúdo.C33:Conteúdo.C50 Conteúdo.D25:Conteúdo.D25 Conteúdo.D33:Conteúdo.D40 Conteúdo.D44:Conteúdo.D44 Conteúdo.D48:Conteúdo.D50 Conteúdo.D46:Conteúdo.D46">
            <calcext:condition calcext:apply-style-name="ConditionalStyle_16" calcext:value="contains-text(&quot;Ok&quot;)" calcext:base-cell-address="Conteúdo.C25"/>
          </calcext:conditional-format>
          <calcext:conditional-format calcext:target-range-address="Conteúdo.C32:Conteúdo.D32 Conteúdo.C33:Conteúdo.C50 Conteúdo.D25:Conteúdo.D25 Conteúdo.D33:Conteúdo.D40 Conteúdo.D44:Conteúdo.D44 Conteúdo.D48:Conteúdo.D50 Conteúdo.D46:Conteúdo.D46">
            <calcext:condition calcext:apply-style-name="ConditionalStyle_15" calcext:value="contains-text(&quot;Falta&quot;)" calcext:base-cell-address="Conteúdo.C25"/>
          </calcext:conditional-format>
          <calcext:conditional-format calcext:target-range-address="Conteúdo.D37:Conteúdo.D37">
            <calcext:condition calcext:apply-style-name="ConditionalStyle_12" calcext:value="contains-text(&quot;Ok&quot;)" calcext:base-cell-address="Conteúdo.D36"/>
          </calcext:conditional-format>
          <calcext:conditional-format calcext:target-range-address="Conteúdo.D37:Conteúdo.D37">
            <calcext:condition calcext:apply-style-name="ConditionalStyle_11" calcext:value="contains-text(&quot;Falta&quot;)" calcext:base-cell-address="Conteúdo.D36"/>
          </calcext:conditional-format>
          <calcext:conditional-format calcext:target-range-address="Conteúdo.D43:Conteúdo.D43 Conteúdo.D41:Conteúdo.D42">
            <calcext:condition calcext:apply-style-name="ConditionalStyle_8" calcext:value="contains-text(&quot;Ok&quot;)" calcext:base-cell-address="Conteúdo.D40"/>
          </calcext:conditional-format>
          <calcext:conditional-format calcext:target-range-address="Conteúdo.D43:Conteúdo.D43 Conteúdo.D41:Conteúdo.D42">
            <calcext:condition calcext:apply-style-name="ConditionalStyle_7" calcext:value="contains-text(&quot;Falta&quot;)" calcext:base-cell-address="Conteúdo.D40"/>
          </calcext:conditional-format>
          <calcext:conditional-format calcext:target-range-address="Conteúdo.C52:Conteúdo.C59 Conteúdo.D47:Conteúdo.D47 Conteúdo.D50:Conteúdo.D55 Conteúdo.D57:Conteúdo.D59 Conteúdo.D45:Conteúdo.D45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52:Conteúdo.C59 Conteúdo.D47:Conteúdo.D47 Conteúdo.D50:Conteúdo.D55 Conteúdo.D57:Conteúdo.D59 Conteúdo.D45:Conteúdo.D45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9:Conteúdo.C63 Conteúdo.D56:Conteúdo.D56 Conteúdo.D60:Conteúdo.D63">
            <calcext:condition calcext:apply-style-name="ConditionalStyle_4" calcext:value="contains-text(&quot;Ok&quot;)" calcext:base-cell-address="Conteúdo.C55"/>
          </calcext:conditional-format>
          <calcext:conditional-format calcext:target-range-address="Conteúdo.C59:Conteúdo.C63 Conteúdo.D56:Conteúdo.D56 Conteúdo.D60:Conteúdo.D63">
            <calcext:condition calcext:apply-style-name="ConditionalStyle_3" calcext:value="contains-text(&quot;Falta&quot;)" calcext:base-cell-address="Conteúdo.C55"/>
          </calcext:conditional-format>
          <calcext:conditional-format calcext:target-range-address="Conteúdo.C65:Conteúdo.D74">
            <calcext:condition calcext:apply-style-name="ConditionalStyle_2" calcext:value="contains-text(&quot;Ok&quot;)" calcext:base-cell-address="Conteúdo.C65"/>
          </calcext:conditional-format>
          <calcext:conditional-format calcext:target-range-address="Conteúdo.C65:Conteúdo.D74">
            <calcext:condition calcext:apply-style-name="ConditionalStyle_1" calcext:value="contains-text(&quot;Falta&quot;)" calcext:base-cell-address="Conteúdo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4:38:32.15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10-11T22:19:38.865000000</dc:date>
    <meta:generator>LibreOffice/6.1.4.2$Windows_X86_64 LibreOffice_project/9d0f32d1f0b509096fd65e0d4bec26ddd1938fd3</meta:generator>
    <meta:editing-duration>P2DT11H26M19S</meta:editing-duration>
    <meta:editing-cycles>39</meta:editing-cycles>
    <meta:document-statistic meta:table-count="3" meta:cell-count="1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